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" fo:font-size="14pt" officeooo:rsid="00171075" officeooo:paragraph-rsid="0017107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171075" officeooo:paragraph-rsid="0017107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17c82b" officeooo:paragraph-rsid="0017c82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196803" officeooo:paragraph-rsid="0019680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1b605f" officeooo:paragraph-rsid="001b605f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1ccde6" officeooo:paragraph-rsid="001ccde6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1ccde6" officeooo:paragraph-rsid="001ccde6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21d96f" officeooo:paragraph-rsid="0021d96f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 installation </text:p>
      <text:p text:style-name="P2"/>
      <text:p text:style-name="P2">npm install -g create-react-app</text:p>
      <text:p text:style-name="P2"/>
      <text:p text:style-name="P2">create-react-app –version</text:p>
      <text:p text:style-name="P2"/>
      <text:p text:style-name="P2">create-react-app &lt;projectname&gt;</text:p>
      <text:p text:style-name="P2"/>
      <text:p text:style-name="P3">then start npm in project folder </text:p>
      <text:p text:style-name="P3"/>
      <text:p text:style-name="P3">---------------------------------------------------------</text:p>
      <text:p text:style-name="P4">index.js</text:p>
      <text:p text:style-name="P4"/>
      <text:p text:style-name="P4">import React from "react";</text:p>
      <text:p text:style-name="P4">import ReactDom from "react-dom";</text:p>
      <text:p text:style-name="P4"/>
      <text:p text:style-name="P4">ReactDom.render(</text:p>
      <text:p text:style-name="P4"><text:s text:c="2"/>&lt;React.Fragment&gt;</text:p>
      <text:p text:style-name="P4"><text:s text:c="4"/>&lt;h1&gt; krunal first map &lt;/h1&gt;</text:p>
      <text:p text:style-name="P4"><text:s text:c="2"/>&lt;/React.Fragment&gt;,</text:p>
      <text:p text:style-name="P4"><text:s text:c="2"/>document.getElementById("root")</text:p>
      <text:p text:style-name="P4">);</text:p>
      <text:p text:style-name="P4"/>
      <text:p text:style-name="P4">-----------------------------</text:p>
      <text:p text:style-name="P5">back tick</text:p>
      <text:p text:style-name="P5"><text:s/>add js in jsv</text:p>
      <text:p text:style-name="P5"/>
      <text:p text:style-name="P5">&lt;h1&gt; { `my name is ${name} &amp;{lname} <text:s/>`} &lt;/h1&gt;</text:p>
      <text:p text:style-name="P5"/>
      <text:p text:style-name="P5">------------------------------</text:p>
      <text:p text:style-name="P5"/>
      <text:p text:style-name="P6">to print current date</text:p>
      <text:p text:style-name="P6"/>
      <text:p text:style-name="P6">const d = new Date().toLocaleDateString();</text:p>
      <text:p text:style-name="P6">const t = new Date().toLocaleTimeString();</text:p>
      <text:p text:style-name="P6">ReactDom.render(</text:p>
      <text:p text:style-name="P6"><text:s text:c="2"/>&lt;React.Fragment&gt;</text:p>
      <text:p text:style-name="P6"><text:s text:c="4"/>&lt;h1&gt;current time &lt;/h1&gt;</text:p>
      <text:p text:style-name="P6"/>
      <text:p text:style-name="P6">---------------------------------------</text:p>
      <text:p text:style-name="P6"/>
      <text:p text:style-name="P6"/>
      <text:p text:style-name="P8"><text:soft-page-break/>global variable </text:p>
      <text:p text:style-name="P8"/>
      <text:p text:style-name="P8"><text:s/>&lt;React.Fragment&gt;</text:p>
      <text:p text:style-name="P8"><text:s text:c="4"/>&lt;h1 contentEditable="true"&gt;current timee &lt;/h1&gt;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21:28:05.019000000</meta:creation-date>
    <dc:date>2020-06-08T23:05:53.594000000</dc:date>
    <meta:editing-duration>PT1H1M54S</meta:editing-duration>
    <meta:editing-cycles>9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30" meta:word-count="80" meta:character-count="796" meta:non-whitespace-character-count="720"/>
  </office:meta>
</office:document-meta>
</file>